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/>
    <style:style style:name="P21" style:parent-style-name="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2"/>K106 16/2019</text:p>
            <text:p text:style-name="Normální">KVOP-7789/2019<text:bookmark-end text:name="Text2"/></text:p>
            <text:p text:style-name="Normální"><text:bookmark-start text:name="Text6"/>15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J. Š.</text:p>
            <text:p text:style-name="Normální">Vazební věznice Praha</text:p>
            <text:p text:style-name="Normální">P. O. Box 5</text:p>
            <text:p text:style-name="Normální"><text:bookmark-start text:name="Text11"/>140 57<text:bookmark-end text:name="Text11"/><text:s/><text:bookmark-start text:name="Text12"/>Praha 4<text:bookmark-end text:name="Text12"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Š.,</text:p>
      <text:p text:style-name="Základnítext">dne 13. 2. 2019 byla do Kanceláře veřejného ochránce práv doručena Vaše žádost podle zákona č. 106/1999 Sb. o svobodném přístupu<text:s/>k informacím,<text:s/>ve znění pozdějších předpisů,<text:s/>kterou žádáte<text:s/>o zaslání<text:s/>knihy „Ombudsman“ a zákona č. 169/1999 Sb. o výkonu trestu odnětí svobody, ve znění pozdějších předpisů. Vaši žádost o knihu „Ombudsman“ rozumím jako žádost o sborník Vězeňství, který ombudsman v minulosti vydal.</text:p>
      <text:p text:style-name="Základnítext">Ve smyslu zákona<text:s/>o svobodném přístupu<text:s/>k informacím<text:s/>Vám<text:s/><text:span text:style-name="Silné">informaci poskytuji</text:span><text:s/>a v příloze zasílám<text:s/>Sborník stanovisek veřejného ochránce práv – vězeňství<text:s/>č. 6<text:s/>z roku<text:s/>2010<text:s/>a zákon č. 169/1999 Sb. o výkonu trestu odnětí svobody, ve znění pozdějších předpisů.</text:p>
      <text:p text:style-name="Základnítext">Ve svém dopise také píšete, že Vám zaměstnanci věznice sdělují různé podmínky ke „smazání“ kázeňského trestu – důtky.</text:p>
      <text:p text:style-name="Základnítext">Rozumím, že se Vám jedná o zahlazení kázeňského trestu. Zákon stanoví, že kázeňský trest „<text:span text:style-name="T17">lze</text:span>“ zahladit, z toho je patrné, že na zahlazení kázeňského trestu není právní nárok. Avšak zaměstnanci věznice by při rozhodování o zahlazení kázeňských trestů neměli postupovat v podobných případech zásadně odlišně.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 § 54 odst. 1<text:s/>zákona<text:s/>č. 169/1999 Sb.,<text:s/>o výkonu trestu odnětí svobody,<text:s/>ve znění pozdějších předpisů.</text:p><text:p text:style-name="Textpozn.podčarou">MOTEJL, Otakar, Pavel VARVAŘOVSKÝ, Marek BLECHA, Milan SVOBODA, Petr KOSINAKA, Petra ZDRAŽILOVÁ. Vězeňství. Brno: Kancelář veřejného ochránce práv<text:s/>ve spolupráci se společností Wolters Kluwer ČR, a.s., 2010. Stanoviska (Kancelář veřejného ochránce práv). ISBN 978-80-7357-606-6.<text:s/>S 134.</text:p></text:note-body></text:note></text:span></text:p>
      <text:p text:style-name="Základnítext">Rovněž Vás informuji, že připravujeme vydání nového sborníku z oblasti vězeňství, a to ve druhém čtvrtletí letošního roku.</text:p>
      <text:p text:style-name="Základnítext">S pozdravem</text:p>
      <text:p text:style-name="podpis">Mgr. Petra Zdražilová</text:p>
      <text:p text:style-name="podpis">ředitelka právní sekce</text:p>
      <text:p text:style-name="P19">Příloha</text:p>
      <text:p text:style-name="P20">Sborník stanovisek veřejného ochránce práv – vězeňství<text:s/>č. 6 (2010)</text:p>
      <text:p text:style-name="P21">Zákon č. 169/1999 Sb. o výkonu trestu odnětí svobody, ve znění pozdějších předpisů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8BBM*</text:span>*KVOPX0098BBM*</text:p>
        <text:p text:style-name="P12"><text:span text:style-name="T13">KVOPX0098BBM</text:span>KVOPX0098BB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9T09:56:00Z</meta:creation-date>
    <dc:date>2019-03-19T09:56:00Z</dc:date>
    <meta:print-date>2019-02-15T08:19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3" meta:word-count="251" meta:character-count="1735" meta:row-count="12" meta:non-whitespace-character-count="1487"/>
  </office:meta>
</office:document-meta>
</file>